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1" style:family="text">
      <style:text-properties officeooo:rsid="000c64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ID</text:p>
          </table:table-cell>
          <table:table-cell table:style-name="Table1.B1" office:value-type="string">
            <text:p text:style-name="Standard">NAME</text:p>
          </table:table-cell>
        </table:table-row>
        <table:table-row>
          <table:table-cell table:style-name="Table1.A2" office:value-type="string">
            <text:p text:style-name="Standard">{% for row in rows %}<text:span text:style-name="T1">{{ row.id }}</text:span></text:p>
          </table:table-cell>
          <table:table-cell table:style-name="Table1.B2" office:value-type="string">
            <text:p text:style-name="Standard"><text:span text:style-name="T1">{{ row.name }}</text:span>{% endfor %}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 Huttinga</meta:initial-creator>
    <meta:creation-date>2014-04-28T09:17:53.039900049</meta:creation-date>
    <dc:date>2014-04-28T10:29:46.784565200</dc:date>
    <dc:creator>Bart Huttinga</dc:creator>
    <meta:editing-duration>P0D</meta:editing-duration>
    <meta:editing-cycles>3</meta:editing-cycles>
    <meta:generator>LibreOffice/4.1.3.2$Linux_X86_64 LibreOffice_project/410m0$Build-2</meta:generator>
    <meta:document-statistic meta:table-count="1" meta:image-count="0" meta:object-count="0" meta:page-count="1" meta:paragraph-count="4" meta:word-count="15" meta:character-count="65" meta:non-whitespace-character-count="54"/>
  </office:meta>
</office:document-meta>
</file>